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2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7291in"/>
    </style:style>
    <style:style style:name="co6" style:family="table-column">
      <style:table-column-properties fo:break-before="auto" style:column-width="0.3661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9181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0.4866in"/>
    </style:style>
    <style:style style:name="co13" style:family="table-column">
      <style:table-column-properties fo:break-before="auto" style:column-width="0.6008in"/>
    </style:style>
    <style:style style:name="co14" style:family="table-column">
      <style:table-column-properties fo:break-before="auto" style:column-width="0.9492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2.0673in"/>
    </style:style>
    <style:style style:name="co18" style:family="table-column">
      <style:table-column-properties fo:break-before="auto" style:column-width="0.9772in"/>
    </style:style>
    <style:style style:name="co19" style:family="table-column">
      <style:table-column-properties fo:break-before="auto" style:column-width="1.15in"/>
    </style:style>
    <style:style style:name="co20" style:family="table-column">
      <style:table-column-properties fo:break-before="auto" style:column-width="1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Model accuracy" draw:style-name="gr1" draw:text-style-name="P1" svg:width="6.2988in" svg:height="3.5429in" svg:x="1.3142in" svg:y="2.3768in">
            <draw:object draw:notify-on-update-of-ranges="Sheet1.C4:Sheet1.C10 Sheet1.D3:Sheet1.D3 Sheet1.D4:Sheet1.D10 Sheet1.E3:Sheet1.E3 Sheet1.E4:Sheet1.E10 Sheet1.F3:Sheet1.F3 Sheet1.F4:Sheet1.F10 Sheet1.G3:Sheet1.G3 Sheet1.G4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in" svg:height="3.55in" svg:x="9.0327in" svg:y="2.4071in">
            <draw:object draw:notify-on-update-of-ranges="Sheet1.K4:Sheet1.K10 Sheet1.L3:Sheet1.L3 Sheet1.L4:Sheet1.L10 Sheet1.R3:Sheet1.R3 Sheet1.R4:Sheet1.R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08in" svg:height="3.5457in" svg:x="9.1224in" svg:y="6.2224in">
            <draw:object draw:notify-on-update-of-ranges="Sheet1.K4:Sheet1.K10 Sheet1.M2:Sheet1.M2 Sheet1.M4:Sheet1.M10 Sheet1.S2:Sheet1.S2 Sheet1.S4:Sheet1.S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53in" svg:height="3.5449in" svg:x="17.674in" svg:y="2.5622in">
            <draw:object draw:notify-on-update-of-ranges="Sheet1.AA4:Sheet1.AA10 Sheet1.AE3:Sheet1.AE3 Sheet1.AE4:Sheet1.AE10 Sheet1.AK3:Sheet1.AK3 Sheet1.AK4:Sheet1.AK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67in" svg:height="3.5421in" svg:x="24.9969in" svg:y="2.8717in">
            <draw:object draw:notify-on-update-of-ranges="Sheet1.AA4:Sheet1.AA10 Sheet1.AF3:Sheet1.AF3 Sheet1.AF4:Sheet1.AF10 Sheet1.AL3:Sheet1.AL3 Sheet1.AL4:Sheet1.AL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float</text:p>
          </table:table-cell>
          <table:table-cell table:number-columns-repeated="37"/>
        </table:table-row>
        <table:table-row table:style-name="ro1">
          <table:table-cell office:value-type="float" office:value="0.763126492500305" calcext:value-type="float">
            <text:p>0.763126492500305</text:p>
          </table:table-cell>
          <table:table-cell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bits</text:p>
          </table:table-cell>
          <table:table-cell office:value-type="string" calcext:value-type="string">
            <text:p>cLUT</text:p>
          </table:table-cell>
          <table:table-cell office:value-type="string" calcext:value-type="string">
            <text:p>cFF</text:p>
          </table:table-cell>
          <table:table-cell office:value-type="string" calcext:value-type="string">
            <text:p>cDSP</text:p>
          </table:table-cell>
          <table:table-cell office:value-type="string" calcext:value-type="string">
            <text:p>cBRAM</text:p>
          </table:table-cell>
          <table:table-cell office:value-type="string" calcext:value-type="string">
            <text:p>cGEN_TIME</text:p>
          </table:table-cell>
          <table:table-cell/>
          <table:table-cell office:value-type="string" calcext:value-type="string">
            <text:p>hLUT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DSP</text:p>
          </table:table-cell>
          <table:table-cell office:value-type="string" calcext:value-type="string">
            <text:p>hBRAM</text:p>
          </table:table-cell>
          <table:table-cell office:value-type="string" calcext:value-type="string">
            <text:p>hGEN_TIM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C4ml-qkeras</text:p>
          </table:table-cell>
          <table:table-cell office:value-type="string" calcext:value-type="string">
            <text:p>chisel4ml</text:p>
          </table:table-cell>
          <table:table-cell office:value-type="string" calcext:value-type="string">
            <text:p>Hls4ml-qkeras</text:p>
          </table:table-cell>
          <table:table-cell office:value-type="string" calcext:value-type="string">
            <text:p>hls4ml</text:p>
          </table:table-cell>
          <table:table-cell table:number-columns-repeated="3"/>
          <table:table-cell office:value-type="string" calcext:value-type="string">
            <text:p>Bitwidth</text:p>
          </table:table-cell>
          <table:table-cell office:value-type="string" calcext:value-type="string">
            <text:p>chisel4ml</text:p>
          </table:table-cell>
          <table:table-cell table:number-columns-repeated="5"/>
          <table:table-cell office:value-type="string" calcext:value-type="string">
            <text:p>hls4ml</text:p>
          </table:table-cell>
          <table:table-cell table:number-columns-repeated="8"/>
          <table:table-cell office:value-type="string" calcext:value-type="string">
            <text:p>bits</text:p>
          </table:table-cell>
          <table:table-cell office:value-type="string" calcext:value-type="string">
            <text:p>cCLOCK [ns]</text:p>
          </table:table-cell>
          <table:table-cell office:value-type="string" calcext:value-type="string">
            <text:p>cFREQ [MHz]</text:p>
          </table:table-cell>
          <table:table-cell office:value-type="string" calcext:value-type="string">
            <text:p>cDELAY [cycles]</text:p>
          </table:table-cell>
          <table:table-cell office:value-type="string" calcext:value-type="string">
            <text:p>cDELAY [ns]</text:p>
          </table:table-cell>
          <table:table-cell office:value-type="string" calcext:value-type="string">
            <text:p>cTHORUGHPUT [Msamples/s]</text:p>
          </table:table-cell>
          <table:table-cell/>
          <table:table-cell office:value-type="string" calcext:value-type="string">
            <text:p>hCLOCK [ns]</text:p>
          </table:table-cell>
          <table:table-cell office:value-type="string" calcext:value-type="string">
            <text:p>hFREQ [MHz]</text:p>
          </table:table-cell>
          <table:table-cell office:value-type="string" calcext:value-type="string">
            <text:p>hDELAY [cycles]</text:p>
          </table:table-cell>
          <table:table-cell office:value-type="string" calcext:value-type="string">
            <text:p>hDELAY [ns]</text:p>
          </table:table-cell>
          <table:table-cell office:value-type="string" calcext:value-type="string">
            <text:p>hTHROUGHPUT [Msamples/s]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18138551712036" calcext:value-type="float">
            <text:p>0.618138551712036</text:p>
          </table:table-cell>
          <table:table-cell office:value-type="float" office:value="0.418379518072289" calcext:value-type="float">
            <text:p>0.418379518072289</text:p>
          </table:table-cell>
          <table:table-cell office:value-type="float" office:value="0.706457853317261" calcext:value-type="float">
            <text:p>0.706457853317261</text:p>
          </table:table-cell>
          <table:table-cell office:value-type="float" office:value="0.700650602409638" calcext:value-type="float">
            <text:p>0.7006506024096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062" calcext:value-type="float">
            <text:p>306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989543914795" calcext:value-type="float">
            <text:p>9.13989543914795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91.62273144722" calcext:value-type="float">
            <text:p>491.622731447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478" calcext:value-type="float">
            <text:p>2.478</text:p>
          </table:table-cell>
          <table:table-cell table:formula="of:=1000/[.AB4]" office:value-type="float" office:value="403.551251008878" calcext:value-type="float">
            <text:p>403.551251008878</text:p>
          </table:table-cell>
          <table:table-cell office:value-type="float" office:value="4" calcext:value-type="float">
            <text:p>4</text:p>
          </table:table-cell>
          <table:table-cell table:formula="of:=[.AD4]*[.AB4]" office:value-type="float" office:value="9.912" calcext:value-type="float">
            <text:p>9.912</text:p>
          </table:table-cell>
          <table:table-cell table:formula="of:=[.AC4]" office:value-type="float" office:value="403.551251008878" calcext:value-type="float">
            <text:p>403.551251008878</text:p>
          </table:table-cell>
          <table:table-cell/>
          <table:table-cell office:value-type="float" office:value="3.591" calcext:value-type="float">
            <text:p>3.591</text:p>
          </table:table-cell>
          <table:table-cell table:formula="of:=1000/[.AH4]" office:value-type="float" office:value="278.473962684489" calcext:value-type="float">
            <text:p>278.473962684489</text:p>
          </table:table-cell>
          <table:table-cell office:value-type="float" office:value="5" calcext:value-type="float">
            <text:p>5</text:p>
          </table:table-cell>
          <table:table-cell table:formula="of:=[.AJ4]*[.AH4]" office:value-type="float" office:value="17.955" calcext:value-type="float">
            <text:p>17.955</text:p>
          </table:table-cell>
          <table:table-cell table:formula="of:=[.AI4]" office:value-type="float" office:value="278.473962684489" calcext:value-type="float">
            <text:p>278.47396268448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7361444234848" calcext:value-type="float">
            <text:p>0.67361444234848</text:p>
          </table:table-cell>
          <table:table-cell office:value-type="float" office:value="0.665596385542169" calcext:value-type="float">
            <text:p>0.665596385542169</text:p>
          </table:table-cell>
          <table:table-cell office:value-type="float" office:value="0.73138552904129" calcext:value-type="float">
            <text:p>0.73138552904129</text:p>
          </table:table-cell>
          <table:table-cell office:value-type="float" office:value="0.729710843373494" calcext:value-type="float">
            <text:p>0.7297108433734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005" calcext:value-type="float">
            <text:p>6005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333591938019" calcext:value-type="float">
            <text:p>26.1333591938019</text:p>
          </table:table-cell>
          <table:table-cell/>
          <table:table-cell office:value-type="float" office:value="4934" calcext:value-type="float">
            <text:p>4934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96.535232782364" calcext:value-type="float">
            <text:p>396.5352327823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822" calcext:value-type="float">
            <text:p>2.822</text:p>
          </table:table-cell>
          <table:table-cell table:formula="of:=1000/[.AB5]" office:value-type="float" office:value="354.358610914245" calcext:value-type="float">
            <text:p>354.358610914245</text:p>
          </table:table-cell>
          <table:table-cell office:value-type="float" office:value="4" calcext:value-type="float">
            <text:p>4</text:p>
          </table:table-cell>
          <table:table-cell table:formula="of:=[.AD5]*[.AB5]" office:value-type="float" office:value="11.288" calcext:value-type="float">
            <text:p>11.288</text:p>
          </table:table-cell>
          <table:table-cell table:formula="of:=[.AC5]" office:value-type="float" office:value="354.358610914245" calcext:value-type="float">
            <text:p>354.358610914245</text:p>
          </table:table-cell>
          <table:table-cell/>
          <table:table-cell office:value-type="float" office:value="3.694" calcext:value-type="float">
            <text:p>3.694</text:p>
          </table:table-cell>
          <table:table-cell table:formula="of:=1000/[.AH5]" office:value-type="float" office:value="270.709258256632" calcext:value-type="float">
            <text:p>270.709258256632</text:p>
          </table:table-cell>
          <table:table-cell office:value-type="float" office:value="5" calcext:value-type="float">
            <text:p>5</text:p>
          </table:table-cell>
          <table:table-cell table:formula="of:=[.AJ5]*[.AH5]" office:value-type="float" office:value="18.47" calcext:value-type="float">
            <text:p>18.47</text:p>
          </table:table-cell>
          <table:table-cell table:formula="of:=[.AI5]" office:value-type="float" office:value="270.709258256632" calcext:value-type="float">
            <text:p>270.70925825663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26999998092651" calcext:value-type="float">
            <text:p>0.726999998092651</text:p>
          </table:table-cell>
          <table:table-cell office:value-type="float" office:value="0.717674698795181" calcext:value-type="float">
            <text:p>0.717674698795181</text:p>
          </table:table-cell>
          <table:table-cell office:value-type="float" office:value="0.753765046596527" calcext:value-type="float">
            <text:p>0.753765046596527</text:p>
          </table:table-cell>
          <table:table-cell office:value-type="float" office:value="0.741927710843374" calcext:value-type="float">
            <text:p>0.74192771084337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164" calcext:value-type="float">
            <text:p>10164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35360717773" calcext:value-type="float">
            <text:p>21.6635360717773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30.157440423965" calcext:value-type="float">
            <text:p>430.15744042396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.324" calcext:value-type="float">
            <text:p>5.324</text:p>
          </table:table-cell>
          <table:table-cell table:formula="of:=1000/[.AB6]" office:value-type="float" office:value="187.828700225394" calcext:value-type="float">
            <text:p>187.828700225394</text:p>
          </table:table-cell>
          <table:table-cell office:value-type="float" office:value="4" calcext:value-type="float">
            <text:p>4</text:p>
          </table:table-cell>
          <table:table-cell table:formula="of:=[.AD6]*[.AB6]" office:value-type="float" office:value="21.296" calcext:value-type="float">
            <text:p>21.296</text:p>
          </table:table-cell>
          <table:table-cell table:formula="of:=[.AC6]" office:value-type="float" office:value="187.828700225394" calcext:value-type="float">
            <text:p>187.828700225394</text:p>
          </table:table-cell>
          <table:table-cell/>
          <table:table-cell office:value-type="float" office:value="3.694" calcext:value-type="float">
            <text:p>3.694</text:p>
          </table:table-cell>
          <table:table-cell table:formula="of:=1000/[.AH6]" office:value-type="float" office:value="270.709258256632" calcext:value-type="float">
            <text:p>270.709258256632</text:p>
          </table:table-cell>
          <table:table-cell office:value-type="float" office:value="5" calcext:value-type="float">
            <text:p>5</text:p>
          </table:table-cell>
          <table:table-cell table:formula="of:=[.AJ6]*[.AH6]" office:value-type="float" office:value="18.47" calcext:value-type="float">
            <text:p>18.47</text:p>
          </table:table-cell>
          <table:table-cell table:formula="of:=[.AI6]" office:value-type="float" office:value="270.709258256632" calcext:value-type="float">
            <text:p>270.70925825663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37078309059143" calcext:value-type="float">
            <text:p>0.737078309059143</text:p>
          </table:table-cell>
          <table:table-cell office:value-type="float" office:value="0.730102409638554" calcext:value-type="float">
            <text:p>0.730102409638554</text:p>
          </table:table-cell>
          <table:table-cell office:value-type="float" office:value="0.756367444992065" calcext:value-type="float">
            <text:p>0.756367444992065</text:p>
          </table:table-cell>
          <table:table-cell office:value-type="float" office:value="0.699102409638554" calcext:value-type="float">
            <text:p>0.6991024096385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522" calcext:value-type="float">
            <text:p>1452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90759372711" calcext:value-type="float">
            <text:p>18.6990759372711</text:p>
          </table:table-cell>
          <table:table-cell/>
          <table:table-cell office:value-type="float" office:value="8848" calcext:value-type="float">
            <text:p>8848</text:p>
          </table:table-cell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27.706397771835" calcext:value-type="float">
            <text:p>427.70639777183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.46" calcext:value-type="float">
            <text:p>5.46</text:p>
          </table:table-cell>
          <table:table-cell table:formula="of:=1000/[.AB7]" office:value-type="float" office:value="183.150183150183" calcext:value-type="float">
            <text:p>183.150183150183</text:p>
          </table:table-cell>
          <table:table-cell office:value-type="float" office:value="4" calcext:value-type="float">
            <text:p>4</text:p>
          </table:table-cell>
          <table:table-cell table:formula="of:=[.AD7]*[.AB7]" office:value-type="float" office:value="21.84" calcext:value-type="float">
            <text:p>21.84</text:p>
          </table:table-cell>
          <table:table-cell table:formula="of:=[.AC7]" office:value-type="float" office:value="183.150183150183" calcext:value-type="float">
            <text:p>183.150183150183</text:p>
          </table:table-cell>
          <table:table-cell/>
          <table:table-cell office:value-type="float" office:value="3.694" calcext:value-type="float">
            <text:p>3.694</text:p>
          </table:table-cell>
          <table:table-cell table:formula="of:=1000/[.AH7]" office:value-type="float" office:value="270.709258256632" calcext:value-type="float">
            <text:p>270.709258256632</text:p>
          </table:table-cell>
          <table:table-cell office:value-type="float" office:value="6" calcext:value-type="float">
            <text:p>6</text:p>
          </table:table-cell>
          <table:table-cell table:formula="of:=[.AJ7]*[.AH7]" office:value-type="float" office:value="22.164" calcext:value-type="float">
            <text:p>22.164</text:p>
          </table:table-cell>
          <table:table-cell table:formula="of:=[.AI7]" office:value-type="float" office:value="270.709258256632" calcext:value-type="float">
            <text:p>270.70925825663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38307237625122" calcext:value-type="float">
            <text:p>0.738307237625122</text:p>
          </table:table-cell>
          <table:table-cell office:value-type="float" office:value="0.728584337349398" calcext:value-type="float">
            <text:p>0.728584337349398</text:p>
          </table:table-cell>
          <table:table-cell office:value-type="float" office:value="0.759849369525909" calcext:value-type="float">
            <text:p>0.759849369525909</text:p>
          </table:table-cell>
          <table:table-cell office:value-type="float" office:value="0.702403614457831" calcext:value-type="float">
            <text:p>0.7024036144578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674" calcext:value-type="float">
            <text:p>13674</text:p>
          </table:table-cell>
          <table:table-cell office:value-type="float" office:value="581" calcext:value-type="float">
            <text:p>58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9.5327818393707" calcext:value-type="float">
            <text:p>19.5327818393707</text:p>
          </table:table-cell>
          <table:table-cell/>
          <table:table-cell office:value-type="float" office:value="9840" calcext:value-type="float">
            <text:p>9840</text:p>
          </table:table-cell>
          <table:table-cell office:value-type="float" office:value="1633" calcext:value-type="float">
            <text:p>1633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415.414425373077" calcext:value-type="float">
            <text:p>415.41442537307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.901" calcext:value-type="float">
            <text:p>5.901</text:p>
          </table:table-cell>
          <table:table-cell table:formula="of:=1000/[.AB8]" office:value-type="float" office:value="169.46280291476" calcext:value-type="float">
            <text:p>169.46280291476</text:p>
          </table:table-cell>
          <table:table-cell office:value-type="float" office:value="4" calcext:value-type="float">
            <text:p>4</text:p>
          </table:table-cell>
          <table:table-cell table:formula="of:=[.AD8]*[.AB8]" office:value-type="float" office:value="23.604" calcext:value-type="float">
            <text:p>23.604</text:p>
          </table:table-cell>
          <table:table-cell table:formula="of:=[.AC8]" office:value-type="float" office:value="169.46280291476" calcext:value-type="float">
            <text:p>169.46280291476</text:p>
          </table:table-cell>
          <table:table-cell/>
          <table:table-cell office:value-type="float" office:value="3.694" calcext:value-type="float">
            <text:p>3.694</text:p>
          </table:table-cell>
          <table:table-cell table:formula="of:=1000/[.AH8]" office:value-type="float" office:value="270.709258256632" calcext:value-type="float">
            <text:p>270.709258256632</text:p>
          </table:table-cell>
          <table:table-cell office:value-type="float" office:value="7" calcext:value-type="float">
            <text:p>7</text:p>
          </table:table-cell>
          <table:table-cell table:formula="of:=[.AJ8]*[.AH8]" office:value-type="float" office:value="25.858" calcext:value-type="float">
            <text:p>25.858</text:p>
          </table:table-cell>
          <table:table-cell table:formula="of:=[.AI8]" office:value-type="float" office:value="270.709258256632" calcext:value-type="float">
            <text:p>270.70925825663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41421699523926" calcext:value-type="float">
            <text:p>0.741421699523926</text:p>
          </table:table-cell>
          <table:table-cell office:value-type="float" office:value="0.733650602409639" calcext:value-type="float">
            <text:p>0.733650602409639</text:p>
          </table:table-cell>
          <table:table-cell office:value-type="float" office:value="0.760801196098328" calcext:value-type="float">
            <text:p>0.760801196098328</text:p>
          </table:table-cell>
          <table:table-cell office:value-type="float" office:value="0.676957831325301" calcext:value-type="float">
            <text:p>0.6769578313253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48" calcext:value-type="float">
            <text:p>18648</text:p>
          </table:table-cell>
          <table:table-cell office:value-type="float" office:value="916" calcext:value-type="float">
            <text:p>91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1.0838069915771" calcext:value-type="float">
            <text:p>21.0838069915771</text:p>
          </table:table-cell>
          <table:table-cell/>
          <table:table-cell office:value-type="float" office:value="11783" calcext:value-type="float">
            <text:p>11783</text:p>
          </table:table-cell>
          <table:table-cell office:value-type="float" office:value="1945" calcext:value-type="float">
            <text:p>1945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  <table:table-cell office:value-type="float" office:value="526.277471065521" calcext:value-type="float">
            <text:p>526.2774710655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.75</text:p>
          </table:table-cell>
          <table:table-cell table:formula="of:=1000/[.AB9]" office:value-type="float" office:value="173.913043478261" calcext:value-type="float">
            <text:p>173.913043478261</text:p>
          </table:table-cell>
          <table:table-cell office:value-type="float" office:value="4" calcext:value-type="float">
            <text:p>4</text:p>
          </table:table-cell>
          <table:table-cell table:formula="of:=[.AD9]*[.AB9]" office:value-type="float" office:value="23" calcext:value-type="float">
            <text:p>23</text:p>
          </table:table-cell>
          <table:table-cell table:formula="of:=[.AC9]" office:value-type="float" office:value="173.913043478261" calcext:value-type="float">
            <text:p>173.913043478261</text:p>
          </table:table-cell>
          <table:table-cell/>
          <table:table-cell office:value-type="float" office:value="4.112" calcext:value-type="float">
            <text:p>4.112</text:p>
          </table:table-cell>
          <table:table-cell table:formula="of:=1000/[.AH9]" office:value-type="float" office:value="243.190661478599" calcext:value-type="float">
            <text:p>243.190661478599</text:p>
          </table:table-cell>
          <table:table-cell office:value-type="float" office:value="8" calcext:value-type="float">
            <text:p>8</text:p>
          </table:table-cell>
          <table:table-cell table:formula="of:=[.AJ9]*[.AH9]" office:value-type="float" office:value="32.896" calcext:value-type="float">
            <text:p>32.896</text:p>
          </table:table-cell>
          <table:table-cell table:formula="of:=[.AI9]" office:value-type="float" office:value="243.190661478599" calcext:value-type="float">
            <text:p>243.19066147859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33542144298553" calcext:value-type="float">
            <text:p>0.733542144298553</text:p>
          </table:table-cell>
          <table:table-cell office:value-type="float" office:value="0.724698795180723" calcext:value-type="float">
            <text:p>0.724698795180723</text:p>
          </table:table-cell>
          <table:table-cell office:value-type="float" office:value="0.758897602558136" calcext:value-type="float">
            <text:p>0.758897602558136</text:p>
          </table:table-cell>
          <table:table-cell office:value-type="float" office:value="0.666915662650602" calcext:value-type="float">
            <text:p>0.6669156626506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881" calcext:value-type="float">
            <text:p>23881</text:p>
          </table:table-cell>
          <table:table-cell office:value-type="float" office:value="801" calcext:value-type="float">
            <text:p>80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7.6070966720581" calcext:value-type="float">
            <text:p>17.6070966720581</text:p>
          </table:table-cell>
          <table:table-cell/>
          <table:table-cell office:value-type="float" office:value="13915" calcext:value-type="float">
            <text:p>13915</text:p>
          </table:table-cell>
          <table:table-cell office:value-type="float" office:value="2058" calcext:value-type="float">
            <text:p>2058</text:p>
          </table:table-cell>
          <table:table-cell office:value-type="float" office:value="125" calcext:value-type="float">
            <text:p>125</text:p>
          </table:table-cell>
          <table:table-cell office:value-type="float" office:value="1.5" calcext:value-type="float">
            <text:p>1.5</text:p>
          </table:table-cell>
          <table:table-cell office:value-type="float" office:value="461.132499694824" calcext:value-type="float">
            <text:p>461.1324996948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.368" calcext:value-type="float">
            <text:p>6.368</text:p>
          </table:table-cell>
          <table:table-cell table:formula="of:=1000/[.AB10]" office:value-type="float" office:value="157.035175879397" calcext:value-type="float">
            <text:p>157.035175879397</text:p>
          </table:table-cell>
          <table:table-cell office:value-type="float" office:value="4" calcext:value-type="float">
            <text:p>4</text:p>
          </table:table-cell>
          <table:table-cell table:formula="of:=[.AD10]*[.AB10]" office:value-type="float" office:value="25.472" calcext:value-type="float">
            <text:p>25.472</text:p>
          </table:table-cell>
          <table:table-cell table:formula="of:=[.AC10]" office:value-type="float" office:value="157.035175879397" calcext:value-type="float">
            <text:p>157.035175879397</text:p>
          </table:table-cell>
          <table:table-cell/>
          <table:table-cell office:value-type="float" office:value="4.074" calcext:value-type="float">
            <text:p>4.074</text:p>
          </table:table-cell>
          <table:table-cell table:formula="of:=1000/[.AH10]" office:value-type="float" office:value="245.459008345606" calcext:value-type="float">
            <text:p>245.459008345606</text:p>
          </table:table-cell>
          <table:table-cell office:value-type="float" office:value="8" calcext:value-type="float">
            <text:p>8</text:p>
          </table:table-cell>
          <table:table-cell table:formula="of:=[.AJ10]*[.AH10]" office:value-type="float" office:value="32.592" calcext:value-type="float">
            <text:p>32.592</text:p>
          </table:table-cell>
          <table:table-cell table:formula="of:=[.AI10]" office:value-type="float" office:value="245.459008345606" calcext:value-type="float">
            <text:p>245.459008345606</text:p>
          </table:table-cell>
        </table:table-row>
        <table:table-row table:style-name="ro1" table:number-rows-repeated="26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ACC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C4ml-qkeras</text:p>
          </table:table-cell>
          <table:table-cell office:value-type="string" calcext:value-type="string">
            <text:p>chisel4ml</text:p>
          </table:table-cell>
          <table:table-cell office:value-type="string" calcext:value-type="string">
            <text:p>Hls4ml-qkeras</text:p>
          </table:table-cell>
          <table:table-cell office:value-type="string" calcext:value-type="string">
            <text:p>hls4ml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618138551712036" calcext:value-type="float">
            <text:p>0.618</text:p>
          </table:table-cell>
          <table:table-cell table:style-name="ce1" office:value-type="float" office:value="0.418379518072289" calcext:value-type="float">
            <text:p>0.418</text:p>
          </table:table-cell>
          <table:table-cell table:style-name="ce1" office:value-type="float" office:value="0.706457853317261" calcext:value-type="float">
            <text:p>0.706</text:p>
          </table:table-cell>
          <table:table-cell table:style-name="ce1" office:value-type="float" office:value="0.700650602409638" calcext:value-type="float">
            <text:p>0.70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706463873386383" calcext:value-type="float">
            <text:p>0.706</text:p>
          </table:table-cell>
          <table:table-cell table:style-name="ce1" office:value-type="float" office:value="0.691349397590361" calcext:value-type="float">
            <text:p>0.691</text:p>
          </table:table-cell>
          <table:table-cell table:style-name="ce1" office:value-type="float" office:value="0.743638575077057" calcext:value-type="float">
            <text:p>0.744</text:p>
          </table:table-cell>
          <table:table-cell table:style-name="ce1" office:value-type="float" office:value="0.741825301204819" calcext:value-type="float">
            <text:p>0.74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728945791721344" calcext:value-type="float">
            <text:p>0.729</text:p>
          </table:table-cell>
          <table:table-cell table:style-name="ce1" office:value-type="float" office:value="0.723524096385542" calcext:value-type="float">
            <text:p>0.724</text:p>
          </table:table-cell>
          <table:table-cell table:style-name="ce1" office:value-type="float" office:value="0.754391551017761" calcext:value-type="float">
            <text:p>0.754</text:p>
          </table:table-cell>
          <table:table-cell table:style-name="ce1" office:value-type="float" office:value="0.745295180722892" calcext:value-type="float">
            <text:p>0.74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735072314739227" calcext:value-type="float">
            <text:p>0.735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58198797702789" calcext:value-type="float">
            <text:p>0.758</text:p>
          </table:table-cell>
          <table:table-cell table:style-name="ce1" office:value-type="float" office:value="0.733493975903614" calcext:value-type="float">
            <text:p>0.733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741849422454834" calcext:value-type="float">
            <text:p>0.742</text:p>
          </table:table-cell>
          <table:table-cell table:style-name="ce1" office:value-type="float" office:value="0.734722891566265" calcext:value-type="float">
            <text:p>0.735</text:p>
          </table:table-cell>
          <table:table-cell table:style-name="ce1" office:value-type="float" office:value="0.759632527828217" calcext:value-type="float">
            <text:p>0.760</text:p>
          </table:table-cell>
          <table:table-cell table:style-name="ce1" office:value-type="float" office:value="0.71271686746988" calcext:value-type="float">
            <text:p>0.713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741054236888886" calcext:value-type="float">
            <text:p>0.741</text:p>
          </table:table-cell>
          <table:table-cell table:style-name="ce1" office:value-type="float" office:value="0.732981927710843" calcext:value-type="float">
            <text:p>0.733</text:p>
          </table:table-cell>
          <table:table-cell table:style-name="ce1" office:value-type="float" office:value="0.759036123752594" calcext:value-type="float">
            <text:p>0.759</text:p>
          </table:table-cell>
          <table:table-cell table:style-name="ce1" office:value-type="float" office:value="0.692204819277108" calcext:value-type="float">
            <text:p>0.692</text:p>
          </table:table-cell>
          <table:table-cell table:number-columns-repeated="20"/>
          <table:table-cell office:value-type="string" calcext:value-type="string">
            <text:p>Lay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735192775726318" calcext:value-type="float">
            <text:p>0.735</text:p>
          </table:table-cell>
          <table:table-cell table:style-name="ce1" office:value-type="float" office:value="0.727481927710843" calcext:value-type="float">
            <text:p>0.727</text:p>
          </table:table-cell>
          <table:table-cell table:style-name="ce1" office:value-type="float" office:value="0.759927690029144" calcext:value-type="float">
            <text:p>0.760</text:p>
          </table:table-cell>
          <table:table-cell table:style-name="ce1" office:value-type="float" office:value="0.712674698795181" calcext:value-type="float">
            <text:p>0.71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0:07:41.927201632</meta:creation-date>
    <dc:date>2023-04-14T17:43:26.459780637</dc:date>
    <meta:editing-duration>PT2H27M43S</meta:editing-duration>
    <meta:editing-cycles>8</meta:editing-cycles>
    <meta:generator>LibreOffice/7.3.7.2$Linux_X86_64 LibreOffice_project/30$Build-2</meta:generator>
    <meta:document-statistic meta:table-count="1" meta:cell-count="26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width="0.051cm"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8cm" xlink:href=".." xlink:type="simple" chart:class="chart:line" chart:style-name="ch1">
        <chart:plot-area chart:style-name="ch2" table:cell-range-address="Sheet1.K4:Sheet1.L10 Sheet1.K3:Sheet1.L3 Sheet1.R3:Sheet1.R10" chart:data-source-has-labels="both" svg:x="1.475cm" svg:y="0.18cm" svg:width="14.208cm" svg:height="7.533cm">
          <chart:coordinate-region svg:x="2.784cm" svg:y="0.406cm" svg:width="12.791cm" svg:height="6.607cm"/>
          <chart:axis chart:dimension="x" chart:name="primary-x" chart:style-name="ch3" chartooo:axis-type="auto">
            <chartooo:date-scale/>
            <chart:title svg:x="7.749cm" svg:y="7.893cm" chart:style-name="ch4">
              <text:p>Bitwidth</text:p>
            </chart:title>
            <chart:categories table:cell-range-address="Sheet1.K4:Sheet1.K10"/>
          </chart:axis>
          <chart:axis chart:dimension="y" chart:name="primary-y" chart:style-name="ch5">
            <chart:title svg:x="0.451cm" svg:y="4.432cm" chart:style-name="ch6">
              <text:p>LUT</text:p>
            </chart:title>
            <chart:grid chart:style-name="ch7" chart:class="major"/>
          </chart:axis>
          <chart:series chart:style-name="ch8" chart:values-cell-range-address="Sheet1.L4:Sheet1.L10" chart:label-cell-address="Sheet1.L3:Sheet1.L3" chart:class="chart:line">
            <chart:data-point chart:repeated="7"/>
          </chart:series>
          <chart:series chart:style-name="ch9" chart:values-cell-range-address="Sheet1.R4:Sheet1.R10" chart:label-cell-address="Sheet1.R3:Sheet1.R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sel4ml</text:p>
                <draw:g>
                  <svg:desc>Sheet1.L3:Sheet1.L3</svg:desc>
                </draw:g>
              </table:table-cell>
              <table:table-cell office:value-type="string">
                <text:p>hls4ml</text:p>
                <draw:g>
                  <svg:desc>Sheet1.R3:Sheet1.R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K4:Sheet1.K10</svg:desc>
                </draw:g>
              </table:table-cell>
              <table:table-cell office:value-type="float" office:value="3062">
                <text:p>3062</text:p>
                <draw:g>
                  <svg:desc>Sheet1.L4:Sheet1.L10</svg:desc>
                </draw:g>
              </table:table-cell>
              <table:table-cell office:value-type="float" office:value="2132">
                <text:p>2132</text:p>
                <draw:g>
                  <svg:desc>Sheet1.R4:Sheet1.R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5">
                <text:p>6005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64">
                <text:p>1016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522">
                <text:p>14522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674">
                <text:p>13674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648">
                <text:p>18648</text:p>
              </table:table-cell>
              <table:table-cell office:value-type="float" office:value="11783">
                <text:p>117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881">
                <text:p>23881</text:p>
              </table:table-cell>
              <table:table-cell office:value-type="float" office:value="13915">
                <text:p>13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4" chart:maximum="0.8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1.55cm" svg:y="8.348cm" style:legend-expansion="wide" chart:style-name="ch2"/>
        <chart:plot-area chart:style-name="ch3" table:cell-range-address="Sheet1.C3:Sheet1.G10" chart:data-source-has-labels="both" svg:x="1.475cm" svg:y="0.18cm" svg:width="14.205cm" svg:height="6.679cm">
          <chart:coordinate-region svg:x="2.387cm" svg:y="0.38cm" svg:width="13.199cm" svg:height="5.833cm"/>
          <chart:axis chart:dimension="x" chart:name="primary-x" chart:style-name="ch4" chartooo:axis-type="auto">
            <chartooo:date-scale/>
            <chart:title svg:x="7.747cm" svg:y="7.039cm" chart:style-name="ch5">
              <text:p>Bitwidth</text:p>
            </chart:title>
            <chart:categories table:cell-range-address="Sheet1.C4:Sheet1.C10"/>
          </chart:axis>
          <chart:axis chart:dimension="y" chart:name="primary-y" chart:style-name="ch6">
            <chart:title svg:x="0.451cm" svg:y="4.468cm" chart:style-name="ch7">
              <text:p>Accuracy</text:p>
            </chart:title>
            <chart:grid chart:style-name="ch8" chart:class="major"/>
          </chart:axis>
          <chart:series chart:style-name="ch9" chart:values-cell-range-address="Sheet1.D4:Sheet1.D10" chart:label-cell-address="Sheet1.D3:Sheet1.D3" chart:class="chart:line">
            <chart:data-point chart:repeated="7"/>
          </chart:series>
          <chart:series chart:style-name="ch10" chart:values-cell-range-address="Sheet1.E4:Sheet1.E10" chart:label-cell-address="Sheet1.E3:Sheet1.E3" chart:class="chart:line">
            <chart:data-point chart:repeated="7"/>
          </chart:series>
          <chart:series chart:style-name="ch11" chart:values-cell-range-address="Sheet1.F4:Sheet1.F10" chart:label-cell-address="Sheet1.F3:Sheet1.F3" chart:class="chart:line">
            <chart:data-point chart:repeated="7"/>
          </chart:series>
          <chart:series chart:style-name="ch12" chart:values-cell-range-address="Sheet1.G4:Sheet1.G10" chart:label-cell-address="Sheet1.G3:Sheet1.G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ml-qkeras</text:p>
                <draw:g>
                  <svg:desc>Sheet1.D3:Sheet1.D3</svg:desc>
                </draw:g>
              </table:table-cell>
              <table:table-cell office:value-type="string">
                <text:p>chisel4ml</text:p>
                <draw:g>
                  <svg:desc>Sheet1.E3:Sheet1.E3</svg:desc>
                </draw:g>
              </table:table-cell>
              <table:table-cell office:value-type="string">
                <text:p>Hls4ml-qkeras</text:p>
                <draw:g>
                  <svg:desc>Sheet1.F3:Sheet1.F3</svg:desc>
                </draw:g>
              </table:table-cell>
              <table:table-cell office:value-type="string">
                <text:p>hls4ml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4:Sheet1.C10</svg:desc>
                </draw:g>
              </table:table-cell>
              <table:table-cell office:value-type="float" office:value="0.618138551712036">
                <text:p>0.618138551712036</text:p>
                <draw:g>
                  <svg:desc>Sheet1.D4:Sheet1.D10</svg:desc>
                </draw:g>
              </table:table-cell>
              <table:table-cell office:value-type="float" office:value="0.418379518072289">
                <text:p>0.418379518072289</text:p>
                <draw:g>
                  <svg:desc>Sheet1.E4:Sheet1.E10</svg:desc>
                </draw:g>
              </table:table-cell>
              <table:table-cell office:value-type="float" office:value="0.706457853317261">
                <text:p>0.706457853317261</text:p>
                <draw:g>
                  <svg:desc>Sheet1.F4:Sheet1.F10</svg:desc>
                </draw:g>
              </table:table-cell>
              <table:table-cell office:value-type="float" office:value="0.700650602409638">
                <text:p>0.700650602409638</text:p>
                <draw:g>
                  <svg:desc>Sheet1.G4:Sheet1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7361444234848">
                <text:p>0.67361444234848</text:p>
              </table:table-cell>
              <table:table-cell office:value-type="float" office:value="0.665596385542169">
                <text:p>0.665596385542169</text:p>
              </table:table-cell>
              <table:table-cell office:value-type="float" office:value="0.73138552904129">
                <text:p>0.73138552904129</text:p>
              </table:table-cell>
              <table:table-cell office:value-type="float" office:value="0.729710843373494">
                <text:p>0.729710843373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6999998092651">
                <text:p>0.726999998092651</text:p>
              </table:table-cell>
              <table:table-cell office:value-type="float" office:value="0.717674698795181">
                <text:p>0.717674698795181</text:p>
              </table:table-cell>
              <table:table-cell office:value-type="float" office:value="0.753765046596527">
                <text:p>0.753765046596527</text:p>
              </table:table-cell>
              <table:table-cell office:value-type="float" office:value="0.741927710843374">
                <text:p>0.7419277108433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37078309059143">
                <text:p>0.737078309059143</text:p>
              </table:table-cell>
              <table:table-cell office:value-type="float" office:value="0.730102409638554">
                <text:p>0.730102409638554</text:p>
              </table:table-cell>
              <table:table-cell office:value-type="float" office:value="0.756367444992065">
                <text:p>0.756367444992065</text:p>
              </table:table-cell>
              <table:table-cell office:value-type="float" office:value="0.699102409638554">
                <text:p>0.6991024096385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38307237625122">
                <text:p>0.738307237625122</text:p>
              </table:table-cell>
              <table:table-cell office:value-type="float" office:value="0.728584337349398">
                <text:p>0.728584337349398</text:p>
              </table:table-cell>
              <table:table-cell office:value-type="float" office:value="0.759849369525909">
                <text:p>0.759849369525909</text:p>
              </table:table-cell>
              <table:table-cell office:value-type="float" office:value="0.702403614457831">
                <text:p>0.702403614457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41421699523926">
                <text:p>0.741421699523926</text:p>
              </table:table-cell>
              <table:table-cell office:value-type="float" office:value="0.733650602409639">
                <text:p>0.733650602409639</text:p>
              </table:table-cell>
              <table:table-cell office:value-type="float" office:value="0.760801196098328">
                <text:p>0.760801196098328</text:p>
              </table:table-cell>
              <table:table-cell office:value-type="float" office:value="0.676957831325301">
                <text:p>0.6769578313253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3542144298553">
                <text:p>0.733542144298553</text:p>
              </table:table-cell>
              <table:table-cell office:value-type="float" office:value="0.724698795180723">
                <text:p>0.724698795180723</text:p>
              </table:table-cell>
              <table:table-cell office:value-type="float" office:value="0.758897602558136">
                <text:p>0.758897602558136</text:p>
              </table:table-cell>
              <table:table-cell office:value-type="float" office:value="0.666915662650602">
                <text:p>0.666915662650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width="0.051cm"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line" chart:style-name="ch1">
        <chart:plot-area chart:style-name="ch2" table:cell-range-address="Sheet1.K4:Sheet1.K10 Sheet1.M2:Sheet1.M2 Sheet1.M4:Sheet1.M10 Sheet1.S2:Sheet1.S2 Sheet1.S4:Sheet1.S10" chart:data-source-has-labels="both" svg:x="1.475cm" svg:y="0.18cm" svg:width="14.21cm" svg:height="7.522cm">
          <chart:coordinate-region svg:x="2.573cm" svg:y="0.406cm" svg:width="13.004cm" svg:height="6.596cm"/>
          <chart:axis chart:dimension="x" chart:name="primary-x" chart:style-name="ch3" chartooo:axis-type="auto">
            <chartooo:date-scale/>
            <chart:title svg:x="7.75cm" svg:y="7.882cm" chart:style-name="ch4">
              <text:p>Bitwidth</text:p>
            </chart:title>
            <chart:categories table:cell-range-address="Sheet1.K4:Sheet1.K10"/>
          </chart:axis>
          <chart:axis chart:dimension="y" chart:name="primary-y" chart:style-name="ch5">
            <chart:title svg:x="0.451cm" svg:y="4.282cm" chart:style-name="ch6">
              <text:p>FF</text:p>
            </chart:title>
            <chart:grid chart:style-name="ch7" chart:class="major"/>
          </chart:axis>
          <chart:series chart:style-name="ch8" chart:values-cell-range-address="Sheet1.M4:Sheet1.M10" chart:label-cell-address="Sheet1.M2:Sheet1.M2" chart:class="chart:line">
            <chart:data-point chart:repeated="7"/>
          </chart:series>
          <chart:series chart:style-name="ch9" chart:values-cell-range-address="Sheet1.S4:Sheet1.S10" chart:label-cell-address="Sheet1.S2:Sheet1.S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F</text:p>
                <draw:g>
                  <svg:desc>Sheet1.M2:Sheet1.M2</svg:desc>
                </draw:g>
              </table:table-cell>
              <table:table-cell office:value-type="string">
                <text:p>hFF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K4:Sheet1.K10</svg:desc>
                </draw:g>
              </table:table-cell>
              <table:table-cell office:value-type="float" office:value="127">
                <text:p>127</text:p>
                <draw:g>
                  <svg:desc>Sheet1.M4:Sheet1.M10</svg:desc>
                </draw:g>
              </table:table-cell>
              <table:table-cell office:value-type="float" office:value="379">
                <text:p>379</text:p>
                <draw:g>
                  <svg:desc>Sheet1.S4:Sheet1.S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">
                <text:p>26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2">
                <text:p>36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5">
                <text:p>48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1">
                <text:p>581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6">
                <text:p>916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2058">
                <text:p>2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bottom" svg:x="4.85cm" svg:y="8.406cm" style:legend-expansion="wide" chart:style-name="ch2"/>
        <chart:plot-area chart:style-name="ch3" table:cell-range-address="Sheet1.AA4:Sheet1.AA10 Sheet1.AE3:Sheet1.AE10 Sheet1.AK3:Sheet1.AK10" chart:data-source-has-labels="both" svg:x="0.319cm" svg:y="0.18cm" svg:width="15.353cm" svg:height="7.862cm">
          <chart:coordinate-region svg:x="0.94cm" svg:y="0.379cm" svg:width="14.638cm" svg:height="7.016cm"/>
          <chart:axis chart:dimension="x" chart:name="primary-x" chart:style-name="ch4" chartooo:axis-type="auto">
            <chartooo:date-scale/>
            <chart:categories table:cell-range-address="Sheet1.AA4:Sheet1.A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E4:Sheet1.AE10" chart:label-cell-address="Sheet1.AE3:Sheet1.AE3" chart:class="chart:line">
            <chart:data-point chart:repeated="7"/>
          </chart:series>
          <chart:series chart:style-name="ch7" chart:values-cell-range-address="Sheet1.AK4:Sheet1.AK10" chart:label-cell-address="Sheet1.AK3:Sheet1.AK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ELAY [ns]</text:p>
                <draw:g>
                  <svg:desc>Sheet1.AE3:Sheet1.AE3</svg:desc>
                </draw:g>
              </table:table-cell>
              <table:table-cell office:value-type="string">
                <text:p>hDELAY [ns]</text:p>
                <draw:g>
                  <svg:desc>Sheet1.AK3:Sheet1.AK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A4:Sheet1.AA10</svg:desc>
                </draw:g>
              </table:table-cell>
              <table:table-cell office:value-type="float" office:value="9.912">
                <text:p>9.912</text:p>
                <draw:g>
                  <svg:desc>Sheet1.AE4:Sheet1.AE10</svg:desc>
                </draw:g>
              </table:table-cell>
              <table:table-cell office:value-type="float" office:value="17.955">
                <text:p>17.955</text:p>
                <draw:g>
                  <svg:desc>Sheet1.AK4:Sheet1.A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288">
                <text:p>11.288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296">
                <text:p>21.296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84">
                <text:p>21.84</text:p>
              </table:table-cell>
              <table:table-cell office:value-type="float" office:value="22.164">
                <text:p>22.1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.604">
                <text:p>23.604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32.896">
                <text:p>32.8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472">
                <text:p>25.472</text:p>
              </table:table-cell>
              <table:table-cell office:value-type="float" office:value="32.592">
                <text:p>32.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8.998cm" xlink:href=".." xlink:type="simple" chart:class="chart:line" chart:style-name="ch1">
        <chart:legend chart:legend-position="bottom" svg:x="2.113cm" svg:y="8.399cm" style:legend-expansion="wide" chart:style-name="ch2"/>
        <chart:plot-area chart:style-name="ch3" table:cell-range-address="Sheet1.AA4:Sheet1.AA10 Sheet1.AF3:Sheet1.AF10 Sheet1.AL3:Sheet1.AL10" chart:data-source-has-labels="both" svg:x="0.32cm" svg:y="0.179cm" svg:width="15.38cm" svg:height="7.857cm">
          <chart:coordinate-region svg:x="1.127cm" svg:y="0.378cm" svg:width="14.48cm" svg:height="7.011cm"/>
          <chart:axis chart:dimension="x" chart:name="primary-x" chart:style-name="ch4" chartooo:axis-type="auto">
            <chartooo:date-scale/>
            <chart:categories table:cell-range-address="Sheet1.AA4:Sheet1.A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F4:Sheet1.AF10" chart:label-cell-address="Sheet1.AF3:Sheet1.AF3" chart:class="chart:line">
            <chart:data-point chart:repeated="7"/>
          </chart:series>
          <chart:series chart:style-name="ch7" chart:values-cell-range-address="Sheet1.AL4:Sheet1.AL10" chart:label-cell-address="Sheet1.AL3:Sheet1.AL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HORUGHPUT [Msamples/s]</text:p>
                <draw:g>
                  <svg:desc>Sheet1.AF3:Sheet1.AF3</svg:desc>
                </draw:g>
              </table:table-cell>
              <table:table-cell office:value-type="string">
                <text:p>hTHROUGHPUT [Msamples/s]</text:p>
                <draw:g>
                  <svg:desc>Sheet1.AL3:Sheet1.AL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A4:Sheet1.AA10</svg:desc>
                </draw:g>
              </table:table-cell>
              <table:table-cell office:value-type="float" office:value="403.551251008878">
                <text:p>403.551251008878</text:p>
                <draw:g>
                  <svg:desc>Sheet1.AF4:Sheet1.AF10</svg:desc>
                </draw:g>
              </table:table-cell>
              <table:table-cell office:value-type="float" office:value="278.473962684489">
                <text:p>278.473962684489</text:p>
                <draw:g>
                  <svg:desc>Sheet1.AL4:Sheet1.AL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4.358610914245">
                <text:p>354.358610914245</text:p>
              </table:table-cell>
              <table:table-cell office:value-type="float" office:value="270.709258256632">
                <text:p>270.7092582566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.828700225394">
                <text:p>187.828700225394</text:p>
              </table:table-cell>
              <table:table-cell office:value-type="float" office:value="270.709258256632">
                <text:p>270.70925825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150183150183">
                <text:p>183.150183150183</text:p>
              </table:table-cell>
              <table:table-cell office:value-type="float" office:value="270.709258256632">
                <text:p>270.709258256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9.46280291476">
                <text:p>169.46280291476</text:p>
              </table:table-cell>
              <table:table-cell office:value-type="float" office:value="270.709258256632">
                <text:p>270.7092582566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243.190661478599">
                <text:p>243.1906614785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7.035175879397">
                <text:p>157.035175879397</text:p>
              </table:table-cell>
              <table:table-cell office:value-type="float" office:value="245.459008345606">
                <text:p>245.459008345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